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First_20_Page">
      <style:table-properties style:width="17.602cm" fo:margin-left="-0.005cm" fo:margin-top="0cm" fo:margin-bottom="0cm" style:page-number="auto" table:align="left" style:writing-mode="lr-tb"/>
    </style:style>
    <style:style style:name="Table1.A" style:family="table-column">
      <style:table-column-properties style:column-width="17.602cm"/>
    </style:style>
    <style:style style:name="Table1.1" style:family="table-row">
      <style:table-row-properties style:row-height="2.198cm" fo:keep-together="auto"/>
    </style:style>
    <style:style style:name="Table1.A1" style:family="table-cell">
      <style:table-cell-properties fo:padding="0cm" fo:border="none" style:writing-mode="lr-tb"/>
    </style:style>
    <style:style style:name="P1" style:family="paragraph" style:parent-style-name="Title">
      <style:paragraph-properties fo:margin-top="0cm" fo:margin-bottom="0cm" style:contextual-spacing="tru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Contact_20_Info">
      <style:paragraph-properties fo:margin-top="0cm" fo:margin-bottom="0cm" style:contextual-spacing="false" fo:orphans="0" fo:widows="0" fo:hyphenation-ladder-count="no-limit"/>
      <style:text-properties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Contact_20_Info_20_Emphasis">
      <style:paragraph-properties fo:margin-top="0cm" fo:margin-bottom="0cm" style:contextual-spacing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er">
      <style:text-properties fo:font-size="11pt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595959" loext:opacity="100%" style:font-name="Calibri" fo:language="en" fo:country="US" officeooo:rsid="000e575c" officeooo:paragraph-rsid="000e575c" style:letter-kerning="false" style:font-name-asian="Calibri1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officeooo:paragraph-rsid="000a299c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font-size="11pt" officeooo:paragraph-rsid="000a299c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595959" loext:opacity="100%"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T2" style:family="text">
      <style:text-properties fo:color="#595959" loext:opacity="100%" fo:language="en" fo:country="US" style:letter-kerning="false" style:font-name-asian="Calibri1" style:language-asian="en" style:country-asian="US" style:language-complex="ar" style:country-complex="SA"/>
    </style:style>
    <style:style style:name="T3" style:family="text">
      <style:text-properties fo:color="#595959" loext:opacity="100%" style:font-name="Calibri"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T4" style:family="text">
      <style:text-properties fo:color="#595959" loext:opacity="100%" style:font-name="Calibri" fo:language="en" fo:country="US" style:letter-kerning="false" style:font-name-asian="Calibri1" style:language-asian="en" style:country-asian="US" style:language-complex="ar" style:country-complex="SA"/>
    </style:style>
    <style:style style:name="T5" style:family="text">
      <style:text-properties fo:color="#595959" loext:opacity="100%" style:font-name="Calibri" fo:language="en" fo:country="US" officeooo:rsid="000a73a3" style:letter-kerning="false" style:font-name-asian="Calibri1" style:language-asian="en" style:country-asian="US" style:language-complex="ar" style:country-complex="SA"/>
    </style:style>
    <style:style style:name="T6" style:family="text">
      <style:text-properties fo:color="#595959" loext:opacity="100%" style:font-name="Calibri" fo:language="en" fo:country="US" officeooo:rsid="000a299c" style:letter-kerning="false" style:font-name-asian="Calibri1" style:language-asian="en" style:country-asian="US" style:language-complex="ar" style:country-complex="SA"/>
    </style:style>
    <style:style style:name="T7" style:family="text">
      <style:text-properties fo:color="#595959" loext:opacity="100%" style:font-name="Calibri" fo:language="en" fo:country="US" officeooo:rsid="0004de22" style:letter-kerning="false" style:font-name-asian="Calibri1" style:language-asian="en" style:country-asian="US" style:language-complex="ar" style:country-complex="SA"/>
    </style:style>
    <style:style style:name="T8" style:family="text">
      <style:text-properties fo:color="#595959" loext:opacity="100%" style:font-name="Calibri" fo:language="en" fo:country="US" officeooo:rsid="000b8146" style:letter-kerning="false" style:font-name-asian="Calibri1" style:language-asian="en" style:country-asian="US" style:language-complex="ar" style:country-complex="SA"/>
    </style:style>
    <style:style style:name="T9" style:family="text">
      <style:text-properties fo:color="#595959" loext:opacity="100%" style:font-name="Calibri" fo:language="en" fo:country="US" officeooo:rsid="000bab35" style:letter-kerning="false" style:font-name-asian="Calibri1" style:language-asian="en" style:country-asian="US" style:language-complex="ar" style:country-complex="SA"/>
    </style:style>
    <style:style style:name="T10" style:family="text">
      <style:text-properties fo:color="#595959" loext:opacity="100%" fo:font-size="20pt" fo:language="en" fo:country="US" style:font-size-asian="20pt" style:language-asian="en" style:country-asian="US" style:font-size-complex="20pt" style:language-complex="ar" style:country-complex="SA"/>
    </style:style>
    <style:style style:name="T11" style:family="text">
      <style:text-properties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T12" style:family="text">
      <style:text-properties fo:language="en" fo:country="US" style:letter-kerning="false" style:font-name-asian="Calibri1" style:language-asian="en" style:country-asian="US" style:language-complex="ar" style:country-complex="SA"/>
    </style:style>
    <style:style style:name="T13" style:family="text">
      <style:text-properties fo:color="#1d824c" loext:opacity="100%"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T14" style:family="text">
      <style:text-properties officeooo:rsid="0004de22"/>
    </style:style>
    <style:style style:name="T15" style:family="text">
      <style:text-properties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gr1" style:family="graphic">
      <style:graphic-properties draw:stroke="solid" svg:stroke-width="0.018cm" svg:stroke-color="#595959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.011cm" fo:margin-bottom="0.00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 loext:rel-width-rel="pag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0">Nduvho Edward </text:span><text:span text:style-name="Intense_20_Emphasis"><text:span text:style-name="T10">Ramashia</text:span></text:span></text:p>
            <text:p text:style-name="P2"><text:span text:style-name="T2">43 Biccard Street, Braamfontein, Johannesburg, 2000 - </text:span><loext:content-control loext:showing-place-holder="true"/><text:span text:style-name="T2">063 853 3355</text:span></text:p>
            <text:p text:style-name="P3"><text:a xlink:type="simple" xlink:href="mailto:Nduvho.Ramashia@gmail.com" text:style-name="Internet_20_link" text:visited-style-name="Visited_20_Internet_20_Link"><text:span text:style-name="Internet_20_link"><text:span text:style-name="T15">Nduvho.Ramashia@gmail.com</text:span></text:span></text:a><text:span text:style-name="Internet_20_link"><text:span text:style-name="T15"> </text:span></text:span></text:p>
          </table:table-cell>
        </table:table-row>
      </table:table>
      <text:p text:style-name="P4"/>
      <text:p text:style-name="P4"><text:span text:style-name="T14">Prof</text:span>. Willie Cronje</text:p>
      <text:p text:style-name="P4">1 Jan Smuts Avenue,</text:p>
      <text:p text:style-name="P4">Braamfontein 2000,</text:p>
      <text:p text:style-name="P4"/>
      <text:p text:style-name="P4">0<text:span text:style-name="T14">7 June</text:span> 2023</text:p>
      <text:p text:style-name="P4"/>
      <text:p text:style-name="P6"><text:span text:style-name="T4">Dear Professor Cronje,</text:span></text:p>
      <text:p text:style-name="P6"/>
      <text:p text:style-name="P7"><text:span text:style-name="T4">I am writing to express my strong interest in the student assistant position for the controlled LED lighting project for mosquito breeding, as advertised. With my background in engineering design and microcontroller</text:span><text:span text:style-name="T5">s</text:span><text:span text:style-name="T4"> programming, I am excited about the opportunity to contribute to this hands-on project and apply my skills and knowledge in a practical setting.</text:span></text:p>
      <text:p text:style-name="P6"/>
      <text:p text:style-name="P7"><text:span text:style-name="T4">During my academic journey, I have acquired valuable experience in designing </text:span><text:span text:style-name="T5">with</text:span><text:span text:style-name="T4"> and programming microcontrollers. I have successfully </text:span><text:span text:style-name="T5">designed</text:span><text:span text:style-name="T4"> and implemented </text:span><text:span text:style-name="T5">power supplies, linear and</text:span><text:span text:style-name="T4"> switch</text:span><text:span text:style-name="T6">ing</text:span><text:span text:style-name="T4">-mode power supply </text:span><text:span text:style-name="T5">programmed in</text:span><text:span text:style-name="T4"> C++, demonstrating my ability to efficiently control and regulate electrical systems. Additionally, I have gained proficiency in </text:span><text:span text:style-name="T5">high-efficiency microcontrollers</text:span><text:span text:style-name="T4"> programming, </text:span><text:span text:style-name="T8">implementing</text:span><text:span text:style-name="T4"> temperature monitors using </text:span><text:span text:style-name="T8">the </text:span><text:span text:style-name="T4">Atmel </text:span><text:span text:style-name="T8">A</text:span><text:span text:style-name="T4">ssembly language, showcasing my expertise in microcontroller-based applications.</text:span></text:p>
      <text:p text:style-name="P6"/>
      <text:p text:style-name="P7"><text:span text:style-name="T4">I am particularly intrigued by the prospect of working on a project with a direct impact on mosquito breeding control. My passion for engineering and problem-solving, combined with a deep curiosity about the interplay between technology and biology, drives my motivation to contribute to this endeavor. I am confident that my technical skills, attention to detail, and analytical mindset will enable me to make meaningful contributions to the project's objectives.</text:span></text:p>
      <text:p text:style-name="P6"/>
      <text:p text:style-name="P7"><text:span text:style-name="T4">In addition to my technical abilities, I am a dedicated and proactive team player. I believe in collaborative work environments that foster innovation and knowledge exchange. I am eager to work alongside esteemed </text:span><text:span text:style-name="T6">professionals</text:span><text:span text:style-name="T4"> and fellow students, contributing my skills and insights while also learning from others. Moreover, I am highly organized, efficient, and adept at managing multiple tasks simultaneously, ensuring timely project completion.</text:span></text:p>
      <text:p text:style-name="P6"/>
      <text:p text:style-name="P7"><text:span text:style-name="T4">Enclosed is my detailed curriculum vitae, providing further information on my practical experiences. I would be grateful for the opportunity to discuss how my skills and qualifications align with the requirements of the student assistant role. I am available for an interview at your convenience and can provide any additional information you may require. </text:span></text:p>
      <text:p text:style-name="P6"/>
      <text:p text:style-name="P7"><text:span text:style-name="T4">Thank you for considering my application. I look forward to the possibility of contributing to this exciting project and making a meaningful impact. Please find my contact information above for your convenience. </text:span></text:p>
      <text:p text:style-name="P6"/>
      <text:p text:style-name="P6"><text:span text:style-name="T4">Yours sincerely,</text:span></text:p>
      <text:p text:style-name="P6"><text:span text:style-name="T7">Nduvho Ramashia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loext:opacity="10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top="0.706cm" fo:margin-bottom="0.353cm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cm" fo:margin-bottom="0.071cm" style:contextual-spacing="false"/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ize-complex="10.5pt" style:font-style-complex="italic"/>
    </style:style>
    <style:style style:name="macro" style:family="paragraph" loext:linked-style-name="Macro_20_Text_20_Char">
      <style:paragraph-properties fo:margin-top="0.141cm" fo:margin-bottom="0cm" style:contextual-spacing="false" fo:text-align="start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e4125" loext:opacity="100%" style:font-name="Consolas" fo:font-family="Consolas" style:font-family-generic="roman" style:font-pitch="variable" fo:font-size="11pt" fo:language="en" fo:country="US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Noto Sans Arabic" style:font-family-complex="'Noto Sans Arabic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loext:linked-style-name="Title_20_Char" style:class="chapter">
      <style:paragraph-properties fo:margin-top="0cm" fo:margin-bottom="0cm" style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Noto Sans Arabic" style:font-family-complex="'Noto Sans Arabic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/>
    <style:style style:name="Footer" style:family="paragraph" style:parent-style-name="Standard" loext:linked-style-name="Footer_20_Char" style:class="extra">
      <style:paragraph-properties fo:text-align="center" style:justify-single-word="false"/>
    </style:style>
    <style:style style:name="Contact_20_Info" style:display-name="Contact Info" style:family="paragraph" style:parent-style-name="Standard">
      <style:paragraph-properties fo:text-align="center" style:justify-single-word="false"/>
    </style:style>
    <style:style style:name="List_20_Bullet" style:display-name="List Bullet" style:family="paragraph" style:parent-style-name="Standard" style:list-style-name="WWNum2" style:list-level="1">
      <style:paragraph-properties fo:margin-top="0.212cm" fo:margin-bottom="0cm" style:contextual-spacing="false"/>
    </style:style>
    <style:style style:name="List_20_Number" style:display-name="List Number" style:family="paragraph" style:parent-style-name="Standard" style:list-style-name="WWNum4">
      <style:paragraph-properties fo:margin-left="3.17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161616" loext:opacity="100%" fo:font-style="italic" style:font-style-asian="italic" style:font-size-complex="9pt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Quote" style:family="paragraph" style:parent-style-name="Standard" style:next-style-name="Standard" loext:linked-style-name="Quote_20_Char">
      <style:paragraph-properties fo:margin-top="0.353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loext:linked-style-name="Subtitle_20_Char" style:class="chapter">
      <style:text-properties fo:color="#5a5a5a" loext:opacity="100%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style:font-size-complex="8pt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635cm" fo:margin-right="0cm" fo:margin-top="0cm" fo:margin-bottom="0.212cm" style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loext:linked-style-name="Comment_20_Text_20_Char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Document_20_Map_20_Char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loext:linked-style-name="Endnote_20_Text_20_Char" style:class="extra">
      <style:text-properties style:font-size-complex="10pt"/>
    </style:style>
    <style:style style:name="envelope_20_return" style:display-name="envelope return" style:family="paragraph" style:parent-style-name="Standard"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 style:font-size-complex="10pt"/>
    </style:style>
    <style:style style:name="Footnote" style:family="paragraph" style:parent-style-name="Standard" loext:linked-style-name="Footnote_20_Text_20_Char" style:class="extra">
      <style:text-properties style:font-size-complex="10pt"/>
    </style:style>
    <style:style style:name="HTML_20_Preformatted" style:display-name="HTML Preformatted" style:family="paragraph" style:parent-style-name="Standard" loext:linked-style-name="HTML_20_Preformatted_20_Char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loext:linked-style-name="Plain_20_Text_20_Char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/>
    <style:style style:name="Block_20_Text" style:display-name="Block Text" style:family="paragraph" style:parent-style-name="Standard">
      <style:paragraph-properties fo:margin-left="2.032cm" fo:margin-right="2.032cm" fo:text-indent="0cm" style:auto-text-indent="false" fo:padding="0.353cm" fo:border="0.26pt solid #1d824c" style:shadow="#000000 0.009cm 0.009cm"/>
      <style:text-properties fo:color="#1d824c" loext:opacity="100%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loext:linked-style-name="Body_20_Text_20_First_20_Indent_20_2_20_Char">
      <style:paragraph-properties fo:margin-left="0.635cm" fo:margin-right="0cm" fo:margin-top="0cm" fo:margin-bottom="0.282cm" style:contextual-spacing="false" fo:text-indent="0.635cm" style:auto-text-indent="false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Closing" style:family="paragraph" style:parent-style-name="Standard" loext:linked-style-name="Closing_20_Char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 loext:linked-style-name="Date_20_Char"/>
    <style:style style:name="E-mail_20_Signature" style:display-name="E-mail Signature" style:family="paragraph" style:parent-style-name="Standard" loext:linked-style-name="E-mail_20_Signature_20_Char"/>
    <style:style style:name="envelope_20_address" style:display-name="envelope address" style:family="paragraph" style:parent-style-name="Standard">
      <style:paragraph-properties fo:margin-left="5.08cm" fo:margin-right="0cm" fo:text-indent="0cm" style:auto-text-indent="false"/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 style:font-size-complex="12pt"/>
    </style:style>
    <style:style style:name="HTML_20_Address" style:display-name="HTML Address" style:family="paragraph" style:parent-style-name="Standard" loext:linked-style-name="HTML_20_Address_20_Char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auto-update="true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auto-update="true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/>
    </style:style>
    <style:style style:name="List_20_Bullet_20_3" style:display-name="List Bullet 3" style:family="paragraph" style:parent-style-name="Standard" style:list-style-name="WWNum1" style:list-level="1">
      <style:paragraph-properties fo:margin-top="0cm" fo:margin-bottom="0cm" style:contextual-spacing="true"/>
    </style:style>
    <style:style style:name="List_20_Bullet_20_4" style:display-name="List Bullet 4" style:family="paragraph" style:parent-style-name="Standard" style:list-style-name="WWNum6" style:list-level="1">
      <style:paragraph-properties fo:margin-top="0cm" fo:margin-bottom="0cm" style:contextual-spacing="true"/>
    </style:style>
    <style:style style:name="List_20_Bullet_20_5" style:display-name="List Bullet 5" style:family="paragraph" style:parent-style-name="Standard" style:list-style-name="WWNum7" style:list-level="1">
      <style:paragraph-properties fo:margin-top="0cm" fo:margin-bottom="0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cm" fo:margin-bottom="0.212cm" style:contextual-spacing="true" fo:text-indent="0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cm" fo:margin-bottom="0cm" style:contextual-spacing="true"/>
    </style:style>
    <style:style style:name="List_20_Number_20_3" style:display-name="List Number 3" style:family="paragraph" style:parent-style-name="Standard" style:list-style-name="WWNum5" style:list-level="1">
      <style:paragraph-properties fo:margin-top="0cm" fo:margin-bottom="0cm" style:contextual-spacing="true"/>
    </style:style>
    <style:style style:name="List_20_Number_20_4" style:display-name="List Number 4" style:family="paragraph" style:parent-style-name="Standard" style:list-style-name="WWNum8" style:list-level="1">
      <style:paragraph-properties fo:margin-top="0cm" fo:margin-bottom="0cm" style:contextual-spacing="true"/>
    </style:style>
    <style:style style:name="List_20_Number_20_5" style:display-name="List Number 5" style:family="paragraph" style:parent-style-name="Standard" style:list-style-name="WWNum9" style:list-level="1">
      <style:paragraph-properties fo:margin-top="0cm" fo:margin-bottom="0cm" style:contextual-spacing="tru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loext:linked-style-name="Note_20_Heading_20_Char"/>
    <style:style style:name="Salutation" style:family="paragraph" style:parent-style-name="Standard" style:next-style-name="Standard" loext:linked-style-name="Salutation_20_Char" style:class="text"/>
    <style:style style:name="Signature" style:family="paragraph" style:parent-style-name="Standard" loext:linked-style-name="Signature_20_Char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/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/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Contact_20_Info_20_Emphasis" style:display-name="Contact Info Emphasis" style:family="paragraph" style:parent-style-name="Standard">
      <style:paragraph-properties fo:text-align="center" style:justify-single-word="false"/>
      <style:text-properties fo:color="#1d824c" loext:opacity="100%" fo:font-weight="bold" style:font-weight-asian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Macro_20_Text_20_Char" style:display-name="Macro Text Char" style:family="text" style:parent-style-name="Default_20_Paragraph_20_Font" loext:linked-style-name="macro"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le_20_Char" style:display-name="Title Char" style:family="text" style:parent-style-name="Default_20_Paragraph_20_Font" loext:linked-style-name="Title"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Noto Sans Arabic" style:font-family-complex="'Noto Sans Arabic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Heading_20_1_20_Char" style:display-name="Heading 1 Char" style:family="text" style:parent-style-name="Default_20_Paragraph_20_Font" loext:linked-style-name="Heading_20_1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fo:font-weight="bold" style:font-weight-asian="bold"/>
    </style:style>
    <style:style style:name="Heading_20_4_20_Char" style:display-name="Heading 4 Char" style:family="text" style:parent-style-name="Default_20_Paragraph_20_Font" loext:linked-style-name="Heading_20_4"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 loext:linked-style-name="Heading_20_9"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ize-complex="10.5pt" style:font-style-complex="italic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1d824c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style:font-name-asian="Calibri1" style:font-family-asian="Calibri" style:font-family-generic-asian="system" style:font-pitch-asian="variable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_20_Char" style:display-name="Body Text 3 Char" style:family="text" style:parent-style-name="Default_20_Paragraph_20_Font" loext:linked-style-name="Body_20_Text_20_3">
      <style:text-properties style:font-size-complex="8pt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 loext:linked-style-name="Endnote">
      <style:text-properties style:font-size-complex="10pt"/>
    </style:style>
    <style:style style:name="Footnote_20_Text_20_Char" style:display-name="Footnote Text Char" style:family="text" style:parent-style-name="Default_20_Paragraph_20_Font" loext:linked-style-name="Footnote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style:font-size-complex="10.5pt"/>
    </style:style>
    <style:style style:name="Heading_20_7_20_Char" style:display-name="Heading 7 Char" style:family="text" style:parent-style-name="Default_20_Paragraph_20_Font" loext:linked-style-name="Heading_20_7"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 loext:linked-style-name="Body_20_Text_20_First_20_Indent_20_2"/>
    <style:style style:name="Body_20_Text_20_Indent_20_2_20_Char" style:display-name="Body Text Indent 2 Char" style:family="text" style:parent-style-name="Default_20_Paragraph_20_Font" loext:linked-style-name="Body_20_Text_20_Indent_20_2"/>
    <style:style style:name="Closing_20_Char" style:display-name="Closing Char" style:family="text" style:parent-style-name="Default_20_Paragraph_20_Font" loext:linked-style-name="Closing"/>
    <style:style style:name="Date_20_Char" style:display-name="Date Char" style:family="text" style:parent-style-name="Default_20_Paragraph_20_Font" loext:linked-style-name="Date"/>
    <style:style style:name="E-mail_20_Signature_20_Char" style:display-name="E-mail Signature Char" style:family="text" style:parent-style-name="Default_20_Paragraph_20_Font" loext:linked-style-name="E-mail_20_Signature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bf4a27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5_20_Char" style:display-name="Heading 5 Char" style:family="text" style:parent-style-name="Default_20_Paragraph_20_Font" loext:linked-style-name="Heading_20_5"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 loext:linked-style-name="HTML_20_Address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line_20_number" style:display-name="line number" style:family="text" style:parent-style-name="Default_20_Paragraph_20_Font"/>
    <style:style style:name="Message_20_Header_20_Char" style:display-name="Message Header Char" style:family="text" style:parent-style-name="Default_20_Paragraph_20_Font" loext:linked-style-name="Message_20_Header">
      <style:text-properties style:font-name="Georgia" fo:font-family="Georgia" style:font-family-generic="roman" style:font-pitch="variable" fo:font-size="12pt" fo:background-color="#cccccc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 loext:linked-style-name="Note_20_Heading"/>
    <style:style style:name="page_20_number" style:display-name="page number" style:family="text" style:parent-style-name="Default_20_Paragraph_20_Font"/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 loext:linked-style-name="Signature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Grey_20_text" style:display-name="Grey text" style:family="text" style:parent-style-name="Default_20_Paragraph_20_Font">
      <style:text-properties fo:color="#808080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1d824c" loext:opacity="100%" fo:font-size="12pt" style:font-size-asian="12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fo:color="#1d824c" loext:opacity="100%" fo:font-size="12pt" style:font-size-asian="12pt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1d824c" loext:opacity="100%" fo:font-size="12pt" style:font-size-asian="12pt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1d824c" loext:opacity="100%" fo:font-size="11pt" style:font-size-asian="11pt"/>
    </style:style>
    <style:style style:name="ListLabel_20_29" style:display-name="ListLabel 29" style:family="text">
      <style:text-properties fo:color="#1d824c" loext:opacity="100%" fo:font-size="11pt" style:font-size-asian="11pt"/>
    </style:style>
    <style:style style:name="ListLabel_20_30" style:display-name="ListLabel 30" style:family="text">
      <style:text-properties fo:color="#1d824c" loext:opacity="100%" fo:font-size="11pt" style:font-size-asian="11pt"/>
    </style:style>
    <style:style style:name="ListLabel_20_31" style:display-name="ListLabel 31" style:family="text">
      <style:text-properties fo:color="#1d824c" loext:opacity="100%" fo:font-size="11pt" style:font-size-asian="11pt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start"/>
      <style:text-properties fo:font-size="18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595959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.011cm" fo:margin-bottom="0.00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 loext:rel-width-rel="page"/>
      <style:paragraph-properties style:writing-mode="lr-tb"/>
    </style:style>
    <style:page-layout style:name="Mpm1">
      <style:page-layout-properties fo:page-width="21.59cm" fo:page-height="27.94cm" style:num-format="1" style:print-orientation="portrait" fo:margin-top="1.676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4cm" fo:margin-bottom="0.7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6cm" fo:margin-left="0cm" fo:margin-right="0cm" fo:margin-bottom="0.55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line text:anchor-type="char" style:rel-width="100%" draw:z-index="0" draw:name="Straight Connector 5" draw:style-name="Mgr1" draw:text-style-name="MP2" svg:x1="0cm" svg:y1="3.967cm" svg:x2="22.091cm" svg:y2="3.967cm"><text:p text:style-name="MP1"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5T22:27:00</meta:creation-date>
    <dc:language>en-ZA</dc:language>
    <dc:date>2023-06-07T21:31:12.384894273</dc:date>
    <meta:editing-cycles>22</meta:editing-cycles>
    <meta:editing-duration>PT5H35M16S</meta:editing-duration>
    <meta:generator>LibreOffice/7.5.3.2$Linux_X86_64 LibreOffice_project/50$Build-2</meta:generator>
    <meta:document-statistic meta:table-count="1" meta:image-count="0" meta:object-count="0" meta:page-count="1" meta:paragraph-count="17" meta:word-count="373" meta:character-count="2616" meta:non-whitespace-character-count="2255"/>
    <meta:user-defined meta:name="AppVersion">15.0000</meta:user-defined>
    <meta:user-defined meta:name="ContentTypeId">0x01010079F111ED35F8CC479449609E8A0923A6</meta:user-defined>
    <meta:template xlink:type="simple" xlink:actuate="onRequest" xlink:title="Modern chronological cover letter.dotx" xlink:href=""/>
  </office:meta>
</office:document-meta>
</file>